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6699" officeooo:paragraph-rsid="000d6699"/>
    </style:style>
    <style:style style:name="T1" style:family="text">
      <style:text-properties officeooo:rsid="000e5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</text:p>
      <text:p text:style-name="P1"/>
      <text:p text:style-name="P1">1] select ONUM,AMT,ODATE from ORDERS;</text:p>
      <text:p text:style-name="P1">2] SELECT CNUM,CNAME,CITY,RATING,SNUM FROM CUSTOMERS WHERE SNUM=1001;</text:p>
      <text:p text:style-name="P1">3]SELECT CITY,SNAME,SNUM,COMM FROM salespeople;</text:p>
      <text:p text:style-name="P1">4]SELECT CNAME,RATING FROM CUSTOMERS WHERE City='San Jose';</text:p>
      <text:p text:style-name="P1"><text:span text:style-name="T1">5]</text:span> select distinct snum from ORDERS ORDER BY SNU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21:59:02.815347175</meta:creation-date>
    <dc:date>2020-07-17T22:28:49.283620155</dc:date>
    <meta:editing-duration>PT19M3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4" meta:character-count="274" meta:non-whitespace-character-count="246"/>
  </office:meta>
</office:document-meta>
</file>